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12cm" fo:font-style="normal" fo:font-weight="normal" officeooo:paragraph-rsid="014bc34f"/>
    </style:style>
    <style:style style:name="P6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4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5% 100%" officeooo:rsid="0116b11f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12cm" style:font-size-asian="9pt" style:font-size-complex="9pt"/>
    </style:style>
    <style:style style:name="T69" style:family="text">
      <style:text-properties fo:font-variant="normal" fo:text-transform="none" style:text-position="-5% 100%" officeooo:rsid="0116b11f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116b11f"/>
    </style:style>
    <style:style style:name="T73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619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12cm" fo:font-style="normal" fo:font-weight="normal" officeooo:paragraph-rsid="014bc34f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5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style:text-position="-5% 100%" officeooo:rsid="0116b11f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67" style:family="text">
      <style:text-properties fo:font-variant="normal" fo:text-transform="none" style:text-position="-5% 100%" officeooo:rsid="0116b11f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116b11f"/>
    </style:style>
    <style:style style:name="MT72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1"><text:span text:style-name="MT66"><text:text-input text:description="&lt;if test=&quot;o.currency_id != o.company_id.currency_id or o._fields.get('move_currency_id') and o.move_currency_id&quot;&gt;">if</text:text-input></text:span><text:span text:style-name="MT67">La Presente venta se efectúa en moneda dolar estadounidense. Esta Factura podrá asimismo abonarse en moneda de curso legal (Art.765 del Código Civil y Com. de la Nación). Cualquier pago efectuado en moneda de curso legal -pesos- será imputado en su equivalente en moneda dólar estadounidense a la cotización del dólar billete tipo de cambio vendedor BNA, vigente a la fecha de su efectivo cobro. La mención del tipo de cambio consignado en la presente factura es al sólo efecto impositivo y no afecta el contenido de esta cláusula. El comprador renuncia a invocar el Art.1091 del Código Civil y Comercial de la Nación.</text:span><text:span text:style-name="MT66"><text:text-input text:description="&lt;/if&gt;">if</text:text-input></text:span></text:p>
            </table:table-cell>
            <table:table-cell table:style-name="Tabla1.B1" office:value-type="string">
              <text:p text:style-name="MP42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4" office:value-type="string">
              <text:p text:style-name="MP56"><text:span text:style-name="MT71"><text:text-input text:description="&lt;if test=&quot;o.currency_id != o.company_id.currency_id or o._fields.get('move_currency_id') and o.move_currency_id&quot;&gt;">if</text:text-input></text:span><text:span text:style-name="MT71">El total de este comprobante equivale a un total de </text:span><text:span text:style-name="MT71"><text:text-input text:description="&lt;o.currency_id != o.company_id.currency_id and o.company_id.currency_id.name or o.move_currency_id.name&gt;">USD</text:text-input></text:span><text:span text:style-name="MT71"><text:s/></text:span><text:span text:style-name="MT71"><text:text-input text:description="&lt;formatLang(o.currency_id != o.company_id.currency_id and o.cc_amount_total or o.move_currency_id.round(o.amount_total / o.move_inverse_currency_rate))&gt;">123123,12</text:text-input></text:span><text:span text:style-name="MT71"><text:s/>a un tipo de cambio consignado de </text:span><text:span text:style-name="MT71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71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/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qr_code_img,size_x=100,size_y=100)" text:anchor-type="paragraph" svg:x="0.06cm" svg:y="0cm" svg:width="6.364cm" draw:z-index="2"><draw:text-box fo:min-height="0.744cm"><text:p text:style-name="MP60">QR code</text:p></draw:text-box></draw:frame><text:span text:style-name="MT72">CAE: </text:span><text:span text:style-name="MT72"><text:placeholder text:placeholder-type="text">&lt;o.afip_cae&gt;</text:placeholder></text:span></text:p>
              <text:p text:style-name="MP61"><text:span text:style-name="MT72">Fecha Vto. CAE: </text:span><text:span text:style-name="MT72"><text:placeholder text:placeholder-type="text">&lt;formatLang(o.afip_cae_due,date=True)&gt;</text:placeholder></text:span></text:p>
            </table:table-cell>
          </table:table-row>
          <table:table-row table:style-name="Table2.3">
            <table:table-cell table:style-name="Table2.A2" office:value-type="string">
              <text:p text:style-name="MP58"/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2-25T08:49:46.760147822</dc:date>
    <meta:editing-duration>P3DT2H48M19S</meta:editing-duration>
    <meta:editing-cycles>532</meta:editing-cycles>
    <meta:generator>LibreOffice/6.4.6.2$Linux_X86_64 LibreOffice_project/40$Build-2</meta:generator>
    <meta:document-statistic meta:table-count="7" meta:image-count="0" meta:object-count="0" meta:page-count="1" meta:paragraph-count="75" meta:word-count="510" meta:character-count="2942" meta:non-whitespace-character-count="2680"/>
  </office:meta>
</office:document-meta>
</file>